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ate_Crimes_On_campu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_Crimes_On_campu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Hate Crimes - On 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Murder/Non-negligent manslaughter - Race</text:p>
          </table:table-cell>
          <table:table-cell table:style-name="ce21" office:value-type="string">
            <text:p>Murder/Non-negligent manslaughter - Religion</text:p>
          </table:table-cell>
          <table:table-cell table:style-name="ce21" office:value-type="string">
            <text:p>Murder/Non-negligent manslaughter - Sexual orientation</text:p>
          </table:table-cell>
          <table:table-cell table:style-name="ce21" office:value-type="string">
            <text:p>Murder/Non-negligent manslaughter - Gender</text:p>
          </table:table-cell>
          <table:table-cell table:style-name="ce21" office:value-type="string">
            <text:p>Murder/Non-negligent manslaughter - Disability</text:p>
          </table:table-cell>
          <table:table-cell table:style-name="ce21" office:value-type="string">
            <text:p>Murder/Non-negligent manslaughter - Ethnicity/National origin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Negligent manslaughter - Race</text:p>
          </table:table-cell>
          <table:table-cell table:style-name="ce21" office:value-type="string">
            <text:p>Negligent manslaughter - Religion</text:p>
          </table:table-cell>
          <table:table-cell table:style-name="ce21" office:value-type="string">
            <text:p>Negligent manslaughter - Sexual orientation</text:p>
          </table:table-cell>
          <table:table-cell table:style-name="ce21" office:value-type="string">
            <text:p>Negligent manslaughter - Gender</text:p>
          </table:table-cell>
          <table:table-cell table:style-name="ce21" office:value-type="string">
            <text:p>Negligent manslaughter - Disability</text:p>
          </table:table-cell>
          <table:table-cell table:style-name="ce21" office:value-type="string">
            <text:p>Negligent manslaughter - Ethnicity/National origin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Forcible - Race</text:p>
          </table:table-cell>
          <table:table-cell table:style-name="ce21" office:value-type="string">
            <text:p>Sex offenses - Forcible - Religion</text:p>
          </table:table-cell>
          <table:table-cell table:style-name="ce21" office:value-type="string">
            <text:p>Sex offenses - Forcible - Sexual orientation</text:p>
          </table:table-cell>
          <table:table-cell table:style-name="ce21" office:value-type="string">
            <text:p>Sex offenses - Forcible - Gender</text:p>
          </table:table-cell>
          <table:table-cell table:style-name="ce21" office:value-type="string">
            <text:p>Sex offenses - Forcible - Disability</text:p>
          </table:table-cell>
          <table:table-cell table:style-name="ce21" office:value-type="string">
            <text:p>Sex offenses - Forcible - Ethnicity/National origin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Sex offenses - Non-forcible -Race</text:p>
          </table:table-cell>
          <table:table-cell table:style-name="ce21" office:value-type="string">
            <text:p>Sex offenses - Non-forcible - Religion</text:p>
          </table:table-cell>
          <table:table-cell table:style-name="ce21" office:value-type="string">
            <text:p>Sex offenses - Non-forcible - Sexual orientation</text:p>
          </table:table-cell>
          <table:table-cell table:style-name="ce21" office:value-type="string">
            <text:p>Sex offenses - Non-forcible - Gender</text:p>
          </table:table-cell>
          <table:table-cell table:style-name="ce21" office:value-type="string">
            <text:p>Sex offenses - Non-forcible - Disability</text:p>
          </table:table-cell>
          <table:table-cell table:style-name="ce21" office:value-type="string">
            <text:p>Sex offenses - Non-forcible - Ethnicity/National origin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Robbery - Race</text:p>
          </table:table-cell>
          <table:table-cell table:style-name="ce21" office:value-type="string">
            <text:p>Robbery - Religion</text:p>
          </table:table-cell>
          <table:table-cell table:style-name="ce21" office:value-type="string">
            <text:p>Robbery - Sexual orientation</text:p>
          </table:table-cell>
          <table:table-cell table:style-name="ce21" office:value-type="string">
            <text:p>Robbery - Gender</text:p>
          </table:table-cell>
          <table:table-cell table:style-name="ce21" office:value-type="string">
            <text:p>Robbery - Disability</text:p>
          </table:table-cell>
          <table:table-cell table:style-name="ce21" office:value-type="string">
            <text:p>Robbery - Ethnicity/National origin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Aggravated assault - Race</text:p>
          </table:table-cell>
          <table:table-cell table:style-name="ce21" office:value-type="string">
            <text:p>Aggravated assault - Religion</text:p>
          </table:table-cell>
          <table:table-cell table:style-name="ce21" office:value-type="string">
            <text:p>Aggravated assault - Sexual orientation</text:p>
          </table:table-cell>
          <table:table-cell table:style-name="ce21" office:value-type="string">
            <text:p>Aggravated assault - Gender</text:p>
          </table:table-cell>
          <table:table-cell table:style-name="ce21" office:value-type="string">
            <text:p>Aggravated assault - Disability</text:p>
          </table:table-cell>
          <table:table-cell table:style-name="ce21" office:value-type="string">
            <text:p>Aggravated assault - Ethnicity/National origin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Burglary - Race</text:p>
          </table:table-cell>
          <table:table-cell table:style-name="ce21" office:value-type="string">
            <text:p>Burglary - Religion</text:p>
          </table:table-cell>
          <table:table-cell table:style-name="ce21" office:value-type="string">
            <text:p>Burglary - Sexual orientation</text:p>
          </table:table-cell>
          <table:table-cell table:style-name="ce21" office:value-type="string">
            <text:p>Burglary - Gender</text:p>
          </table:table-cell>
          <table:table-cell table:style-name="ce21" office:value-type="string">
            <text:p>Burglary - Disability</text:p>
          </table:table-cell>
          <table:table-cell table:style-name="ce21" office:value-type="string">
            <text:p>Burglary - Ethnicity/National origin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Motor vehicle theft - Race</text:p>
          </table:table-cell>
          <table:table-cell table:style-name="ce21" office:value-type="string">
            <text:p>Motor vehicle theft - Religion</text:p>
          </table:table-cell>
          <table:table-cell table:style-name="ce21" office:value-type="string">
            <text:p>Motor vehicle theft - Sexual orientation</text:p>
          </table:table-cell>
          <table:table-cell table:style-name="ce21" office:value-type="string">
            <text:p>Motor vehicle theft - Gender</text:p>
          </table:table-cell>
          <table:table-cell table:style-name="ce21" office:value-type="string">
            <text:p>Motor vehicle theft - Disability</text:p>
          </table:table-cell>
          <table:table-cell table:style-name="ce21" office:value-type="string">
            <text:p>Motor vehicle theft - Ethnicity/National origi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Arson - Race</text:p>
          </table:table-cell>
          <table:table-cell table:style-name="ce21" office:value-type="string">
            <text:p>Arson - Religion</text:p>
          </table:table-cell>
          <table:table-cell table:style-name="ce21" office:value-type="string">
            <text:p>Arson - Sexual orientation</text:p>
          </table:table-cell>
          <table:table-cell table:style-name="ce21" office:value-type="string">
            <text:p>Arson - Gender</text:p>
          </table:table-cell>
          <table:table-cell table:style-name="ce21" office:value-type="string">
            <text:p>Arson - Disability</text:p>
          </table:table-cell>
          <table:table-cell table:style-name="ce21" office:value-type="string">
            <text:p>Arson - Ethnicity/National origin</text:p>
          </table:table-cell>
          <table:table-cell table:style-name="ce21" office:value-type="string">
            <text:p>Simple assault</text:p>
          </table:table-cell>
          <table:table-cell table:style-name="ce21" office:value-type="string">
            <text:p>Simple assault - Race</text:p>
          </table:table-cell>
          <table:table-cell table:style-name="ce21" office:value-type="string">
            <text:p>Simple assault - Religion</text:p>
          </table:table-cell>
          <table:table-cell table:style-name="ce21" office:value-type="string">
            <text:p>Simple assault - Sexual orientation</text:p>
          </table:table-cell>
          <table:table-cell table:style-name="ce21" office:value-type="string">
            <text:p>Simple assault - Gender</text:p>
          </table:table-cell>
          <table:table-cell table:style-name="ce21" office:value-type="string">
            <text:p>Simple assault - Disability</text:p>
          </table:table-cell>
          <table:table-cell table:style-name="ce21" office:value-type="string">
            <text:p>Simple assault - Ethnicity/National origin</text:p>
          </table:table-cell>
          <table:table-cell table:style-name="ce21" office:value-type="string">
            <text:p>Larceny-theft</text:p>
          </table:table-cell>
          <table:table-cell table:style-name="ce21" office:value-type="string">
            <text:p>Larceny-theft - Race</text:p>
          </table:table-cell>
          <table:table-cell table:style-name="ce21" office:value-type="string">
            <text:p>Larceny-theft - Religion</text:p>
          </table:table-cell>
          <table:table-cell table:style-name="ce21" office:value-type="string">
            <text:p>Larceny-theft - Sexual orientation</text:p>
          </table:table-cell>
          <table:table-cell table:style-name="ce21" office:value-type="string">
            <text:p>Larceny-theft - Gender</text:p>
          </table:table-cell>
          <table:table-cell table:style-name="ce21" office:value-type="string">
            <text:p>Larceny-theft - Disability</text:p>
          </table:table-cell>
          <table:table-cell table:style-name="ce21" office:value-type="string">
            <text:p>Larceny-theft - Ethnicity/National origin</text:p>
          </table:table-cell>
          <table:table-cell table:style-name="ce21" office:value-type="string">
            <text:p>Intimidation</text:p>
          </table:table-cell>
          <table:table-cell table:style-name="ce21" office:value-type="string">
            <text:p>Intimidation - Race</text:p>
          </table:table-cell>
          <table:table-cell table:style-name="ce21" office:value-type="string">
            <text:p>Intimidation - Religion</text:p>
          </table:table-cell>
          <table:table-cell table:style-name="ce21" office:value-type="string">
            <text:p>Intimidation - Sexual orientation</text:p>
          </table:table-cell>
          <table:table-cell table:style-name="ce21" office:value-type="string">
            <text:p>Intimidation - Gender</text:p>
          </table:table-cell>
          <table:table-cell table:style-name="ce21" office:value-type="string">
            <text:p>Intimidation - Disability</text:p>
          </table:table-cell>
          <table:table-cell table:style-name="ce21" office:value-type="string">
            <text:p>Intimidation - Ethnicity/National origin</text:p>
          </table:table-cell>
          <table:table-cell table:style-name="ce21" office:value-type="string">
            <text:p>Destruction/damage/ vandalism of property</text:p>
          </table:table-cell>
          <table:table-cell table:style-name="ce21" office:value-type="string">
            <text:p>Destruction/damage/ vandalism of property - Race</text:p>
          </table:table-cell>
          <table:table-cell table:style-name="ce21" office:value-type="string">
            <text:p>Destruction/damage/ vandalism of property - Religion</text:p>
          </table:table-cell>
          <table:table-cell table:style-name="ce21" office:value-type="string">
            <text:p>Destruction/damage/ vandalism of property - Sexual orientation</text:p>
          </table:table-cell>
          <table:table-cell table:style-name="ce21" office:value-type="string">
            <text:p>Destruction/damage/ vandalism of property - Gender</text:p>
          </table:table-cell>
          <table:table-cell table:style-name="ce21" office:value-type="string">
            <text:p>Destruction/damage/ vandalism of property - Disability</text:p>
          </table:table-cell>
          <table:table-cell table:style-name="ce21" office:value-type="string">
            <text:p>Destruction/damage/ vandalism of property - Ethnicity/National origin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498">
            <text:p>4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98">
            <text:p>4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98">
            <text:p>4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586">
            <text:p>58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586">
            <text:p>58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ational College -  Cincinnati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ational College  - Kettering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National College-Youngstown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137">
            <text:p>113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2">
            <text:p>84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664">
            <text:p>166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664">
            <text:p>166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664">
            <text:p>166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664">
            <text:p>166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1">
            <text:p>2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466">
            <text:p>44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6">
            <text:p>73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480">
            <text:p>233480</text:p>
          </table:table-cell>
          <table:table-cell table:style-name="ce21" office:value-type="string">
            <text:p>Bon Secours St Mary's Hospital School of Medical Imag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14">
            <text:p>151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5">
            <text:p>59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">
            <text:p>32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12">
            <text:p>541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5412">
            <text:p>541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ookneal Center</text:p>
          </table:table-cell>
          <table:table-cell table:style-name="ce21" office:value-type="float" office:value="5412">
            <text:p>541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5412">
            <text:p>541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ppomattox Center</text:p>
          </table:table-cell>
          <table:table-cell table:style-name="ce21" office:value-type="float" office:value="5412">
            <text:p>541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51592">
            <text:p>451592</text:p>
          </table:table-cell>
          <table:table-cell table:style-name="ce21" office:value-type="string">
            <text:p>Centura College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54">
            <text:p>2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277">
            <text:p>12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73">
            <text:p>17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04">
            <text:p>490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92">
            <text:p>78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72">
            <text:p>127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26">
            <text:p>402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916">
            <text:p>9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 Hamptons Road Campus</text:p>
          </table:table-cell>
          <table:table-cell table:style-name="ce21" office:value-type="float" office:value="916">
            <text:p>9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87">
            <text:p>138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9">
            <text:p>9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7">
            <text:p>74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05">
            <text:p>60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605">
            <text:p>60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ECPI University - Richmond (South)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ECPI University - Richmond (Innsbrook)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ECPI University - Richmond (West)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676">
            <text:p>67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5">
            <text:p>10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45">
            <text:p>14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919">
            <text:p>91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895">
            <text:p>89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397">
            <text:p>13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7">
            <text:p>30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196">
            <text:p>19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613">
            <text:p>3061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6515">
            <text:p>65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6515">
            <text:p>65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6515">
            <text:p>65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4">
            <text:p>19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27">
            <text:p>54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5427">
            <text:p>54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5427">
            <text:p>54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369">
            <text:p>3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58">
            <text:p>10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4">
            <text:p>46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59">
            <text:p>6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5">
            <text:p>68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3079">
            <text:p>130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3079">
            <text:p>130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3079">
            <text:p>130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995">
            <text:p>99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776">
            <text:p>877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8776">
            <text:p>877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8776">
            <text:p>877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Johnston-Willis Campus</text:p>
          </table:table-cell>
          <table:table-cell table:style-name="ce21" office:value-type="float" office:value="8776">
            <text:p>877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604">
            <text:p>3360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7">
            <text:p>47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867">
            <text:p>586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5867">
            <text:p>586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72">
            <text:p>257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83">
            <text:p>18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38">
            <text:p>17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48">
            <text:p>354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319">
            <text:p>31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319">
            <text:p>31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edical Careers College - Newport News</text:p>
          </table:table-cell>
          <table:table-cell table:style-name="ce21" office:value-type="float" office:value="319">
            <text:p>31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899">
            <text:p>89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899">
            <text:p>89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899">
            <text:p>89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334">
            <text:p>33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75">
            <text:p>30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89">
            <text:p>48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325">
            <text:p>632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3086">
            <text:p>2308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9">
            <text:p>31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628">
            <text:p>162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628">
            <text:p>162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74">
            <text:p>48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57">
            <text:p>91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68">
            <text:p>5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01">
            <text:p>12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307">
            <text:p>330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307">
            <text:p>330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78">
            <text:p>427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634">
            <text:p>163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">
            <text:p>28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21">
            <text:p>202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644">
            <text:p>6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568">
            <text:p>5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9">
            <text:p>3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11">
            <text:p>351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74">
            <text:p>3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6">
            <text:p>68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5606">
            <text:p>560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84">
            <text:p>398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68">
            <text:p>14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8">
            <text:p>82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892">
            <text:p>18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964">
            <text:p>196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57">
            <text:p>105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6898">
            <text:p>268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6898">
            <text:p>268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6898">
            <text:p>268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6898">
            <text:p>268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6898">
            <text:p>268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4">
            <text:p>3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44">
            <text:p>3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84">
            <text:p>508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441">
            <text:p>4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49">
            <text:p>424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149">
            <text:p>14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044">
            <text:p>320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044">
            <text:p>320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650">
            <text:p>265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42">
            <text:p>54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428">
            <text:p>142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42">
            <text:p>504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01">
            <text:p>15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7">
            <text:p>26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81">
            <text:p>138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32">
            <text:p>853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5">
            <text:p>21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451">
            <text:p>45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8">
            <text:p>4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37">
            <text:p>23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363">
            <text:p>336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_Crimes_On_campus" style:display-name="PageStyle_Hate_Crimes_On_campu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